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D" style:family="table-column">
      <style:table-column-properties style:column-width="4.397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fd4" officeooo:paragraph-rsid="00173fd4"/>
    </style:style>
    <style:style style:name="P2" style:family="paragraph" style:parent-style-name="Table_20_Contents">
      <style:text-properties officeooo:rsid="001809e1" officeooo:paragraph-rsid="001809e1"/>
    </style:style>
    <style:style style:name="T1" style:family="text">
      <style:text-properties officeooo:rsid="00196a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tección de riesgos</text:p>
      <text:p text:style-name="P1"/>
      <text:p text:style-name="P1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2">Proceso:</text:p>
          </table:table-cell>
          <table:table-cell table:style-name="Table1.A1" office:value-type="string">
            <text:p text:style-name="P2">Detección:</text:p>
          </table:table-cell>
          <table:table-cell table:style-name="Table1.A1" office:value-type="string">
            <text:p text:style-name="P2">Corrección:</text:p>
          </table:table-cell>
          <table:table-cell table:style-name="Table1.D1" office:value-type="string">
            <text:p text:style-name="P2">Prevención:</text:p>
          </table:table-cell>
        </table:table-row>
        <table:table-row>
          <table:table-cell table:style-name="Table1.A2" office:value-type="string">
            <text:p text:style-name="P2">Disponibilidad</text:p>
          </table:table-cell>
          <table:table-cell table:style-name="Table1.A2" office:value-type="string">
            <text:p text:style-name="P2">Seguimiento de mantenimiento, <text:span text:style-name="T1">caída</text:span> de <text:span text:style-name="T1">energía</text:span> <text:span text:style-name="T1">eléctrica</text:span> o Servicio de red.</text:p>
          </table:table-cell>
          <table:table-cell table:style-name="Table1.A2" office:value-type="string">
            <text:p text:style-name="P2">Respaldo</text:p>
            <text:p text:style-name="P2">Almacenamiento</text:p>
            <text:p text:style-name="P2"><text:span text:style-name="T1">Activación</text:span> de segundo servidor</text:p>
            <text:p text:style-name="P2"/>
          </table:table-cell>
          <table:table-cell table:style-name="Table1.D2" office:value-type="string">
            <text:p text:style-name="P2">Tener en caso de una <text:span text:style-name="T1">caída</text:span> de red un servidor alterno con los datos mas elementales para que se pueda realizar las <text:span text:style-name="T1">cirugías.</text:span> Disponibilidad de impresión de los programas</text:p>
          </table:table-cell>
        </table:table-row>
        <table:table-row>
          <table:table-cell table:style-name="Table1.A2" office:value-type="string">
            <text:p text:style-name="P2">Seguridad</text:p>
          </table:table-cell>
          <table:table-cell table:style-name="Table1.A2" office:value-type="string">
            <text:p text:style-name="P2">Acceso a la <text:span text:style-name="T1">información</text:span> </text:p>
          </table:table-cell>
          <table:table-cell table:style-name="Table1.A2" office:value-type="string">
            <text:p text:style-name="P2">Detectar y denegar <text:span text:style-name="T1">la entrada a un intruso.</text:span></text:p>
          </table:table-cell>
          <table:table-cell table:style-name="Table1.D2" office:value-type="string">
            <text:p text:style-name="P2">Tener un buen sistema de encriptacion y auntentificacion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2">Confidencialidad</text:p>
          </table:table-cell>
          <table:table-cell table:style-name="Table1.A2" office:value-type="string">
            <text:p text:style-name="P2">Escape de información importante de los usuarios</text:p>
          </table:table-cell>
          <table:table-cell table:style-name="Table1.A2" office:value-type="string">
            <text:p text:style-name="P2">Detectar escape </text:p>
          </table:table-cell>
          <table:table-cell table:style-name="Table1.D2" office:value-type="string">
            <text:p text:style-name="P2">Buen sistema de confidencialidad para el <text:span text:style-name="T1">paciente</text:span> y el <text:span text:style-name="T1">médico</text:span>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e </meta:initial-creator>
    <meta:creation-date>2013-07-22T11:34:00</meta:creation-date>
    <dc:date>2013-07-31T09:11:56</dc:date>
    <dc:creator>Biomedica </dc:creator>
    <meta:editing-duration>PT8M</meta:editing-duration>
    <meta:editing-cycles>2</meta:editing-cycles>
    <meta:generator>LibreOffice/3.6$Linux_x86 LibreOffice_project/360m1$Build-2</meta:generator>
    <meta:document-statistic meta:table-count="1" meta:image-count="0" meta:object-count="0" meta:page-count="1" meta:paragraph-count="19" meta:word-count="95" meta:character-count="643" meta:non-whitespace-character-count="565"/>
  </office:meta>
</office:document-meta>
</file>